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0eb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cc" draw:textarea-horizontal-align="center" draw:textarea-vertical-align="middle"/>
    </style:style>
    <style:style style:name="gr3" style:family="graphic" style:parent-style-name="standard">
      <style:graphic-properties draw:fill="solid" draw:fill-color="#ffff99" draw:textarea-horizontal-align="center" draw:textarea-vertical-align="middle"/>
    </style:style>
    <style:style style:name="gr4" style:family="graphic" style:parent-style-name="standard">
      <style:graphic-properties draw:fill="solid" draw:fill-color="#bacaa4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e7fae3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10.4cm" svg:x="0.6cm" svg:y="1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829.128478586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6cm" svg:height="10.4cm" svg:x="14.4cm" svg:y="1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829.128478586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2" draw:text-style-name="P1" draw:id="id1" draw:layer="layout" svg:width="4.4cm" svg:height="3.2cm" svg:x="1cm" svg:y="3cm">
          <text:p text:style-name="P2">Lokale</text:p>
          <text:p text:style-name="P2">Syntax A</text:p>
        </draw:rect>
        <draw:ellipse draw:style-name="gr3" draw:text-style-name="P1" draw:id="id2" draw:layer="layout" svg:width="4.21cm" svg:height="4cm" svg:x="1.095cm" svg:y="7.2cm">
          <text:p text:style-name="P2">Codierung</text:p>
        </draw:ellipse>
        <draw:rect draw:style-name="gr2" draw:text-style-name="P1" draw:id="id5" draw:layer="layout" svg:width="4.4cm" svg:height="3.2cm" svg:x="14.8cm" svg:y="3cm">
          <text:p text:style-name="P2">Lokale</text:p>
          <text:p text:style-name="P2">Syntax B</text:p>
        </draw:rect>
        <draw:ellipse draw:style-name="gr3" draw:text-style-name="P1" draw:id="id4" draw:layer="layout" svg:width="4.21cm" svg:height="4cm" svg:x="14.895cm" svg:y="7.2cm">
          <text:p text:style-name="P2">Decodierung</text:p>
        </draw:ellipse>
        <draw:rect draw:style-name="gr4" draw:text-style-name="P2" draw:id="id3" draw:layer="layout" svg:width="4.4cm" svg:height="3.2cm" svg:x="8.4cm" svg:y="7.6cm">
          <text:p text:style-name="P2">Transfer-</text:p>
          <text:p text:style-name="P2">Syntax</text:p>
          <text:p text:style-name="P2">(Codierung)</text:p>
        </draw:rect>
        <draw:connector draw:style-name="gr5" draw:text-style-name="P1" draw:layer="layout" draw:type="line" svg:x1="3.2cm" svg:y1="6.2cm" svg:x2="3.2cm" svg:y2="7.2cm" draw:start-shape="id1" draw:start-glue-point="2" draw:end-shape="id2" draw:end-glue-point="0">
          <text:p/>
        </draw:connector>
        <draw:connector draw:style-name="gr5" draw:text-style-name="P1" draw:layer="layout" draw:type="line" svg:x1="5.305cm" svg:y1="9.2cm" svg:x2="8.4cm" svg:y2="9.2cm" draw:start-shape="id2" draw:start-glue-point="1" draw:end-shape="id3" draw:end-glue-point="3">
          <text:p/>
        </draw:connector>
        <draw:connector draw:style-name="gr5" draw:text-style-name="P1" draw:layer="layout" draw:type="line" svg:x1="12.8cm" svg:y1="9.2cm" svg:x2="14.895cm" svg:y2="9.2cm" draw:start-shape="id3" draw:start-glue-point="1" draw:end-shape="id4" draw:end-glue-point="3">
          <text:p/>
        </draw:connector>
        <draw:connector draw:style-name="gr5" draw:text-style-name="P1" draw:layer="layout" draw:type="line" svg:x1="17cm" svg:y1="7.2cm" svg:x2="17cm" svg:y2="6.2cm" draw:start-shape="id4" draw:start-glue-point="0" draw:end-shape="id5" draw:end-glue-point="2">
          <text:p/>
        </draw:connector>
        <draw:rect draw:style-name="gr6" draw:text-style-name="P2" draw:id="id6" draw:layer="layout" svg:width="4.4cm" svg:height="3.2cm" svg:x="8.4cm" svg:y="2.8cm">
          <text:p text:style-name="P2">Abstrakte</text:p>
          <text:p text:style-name="P2">Syntax</text:p>
          <text:p text:style-name="P2">(Datentypen)</text:p>
        </draw:rect>
        <draw:connector draw:style-name="gr5" draw:text-style-name="P1" draw:layer="layout" draw:type="line" svg:x1="8.4cm" svg:y1="4.4cm" svg:x2="5.305cm" svg:y2="9.2cm" draw:start-shape="id6" draw:start-glue-point="3" draw:end-shape="id2">
          <text:p/>
        </draw:connector>
        <draw:connector draw:style-name="gr5" draw:text-style-name="P1" draw:layer="layout" draw:type="line" svg:x1="12.8cm" svg:y1="4.4cm" svg:x2="14.895cm" svg:y2="9.2cm" draw:start-shape="id6" draw:start-glue-point="1" draw:end-shape="id4">
          <text:p/>
        </draw:connector>
        <draw:connector draw:style-name="gr5" draw:text-style-name="P1" draw:layer="layout" draw:type="line" svg:x1="10.6cm" svg:y1="7.6cm" svg:x2="10.6cm" svg:y2="6cm" draw:start-shape="id3" draw:start-glue-point="0" draw:end-shape="id6" draw:end-glue-point="2">
          <text:p/>
        </draw:connector>
        <draw:connector draw:style-name="gr5" draw:text-style-name="P1" draw:layer="layout" draw:type="line" svg:x1="10.6cm" svg:y1="6cm" svg:x2="10.6cm" svg:y2="7.6cm" draw:start-shape="id6" draw:start-glue-point="2" draw:end-shape="id3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3-13T13:16:59</meta:creation-date>
    <dc:date>2007-03-13T16:48:32</dc:date>
    <dc:language>de-DE</dc:language>
    <meta:editing-cycles>3</meta:editing-cycles>
    <meta:editing-duration>PT2H53M35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